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Mangal2" svg:font-family="Mangal"/>
    <style:font-face style:name="Mangal" svg:font-family="Mangal" style:font-pitch="variable"/>
    <style:font-face style:name="Courier New" svg:font-family="'Courier New'" style:font-family-generic="moder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L3"/>
    <style:style style:name="T1" style:family="text">
      <style:text-properties fo:font-variant="normal" fo:text-transform="none" fo:color="#333333" style:font-name="Helvetica" fo:font-size="9.75pt" fo:letter-spacing="normal" fo:font-style="normal"/>
    </style:style>
    <style:style style:name="T2" style:family="text">
      <style:text-properties fo:font-variant="normal" fo:text-transform="none" fo:color="#333333" style:font-name="Helvetica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" fo:letter-spacing="normal" fo:font-style="normal"/>
    </style:style>
    <style:style style:name="T5" style:family="text">
      <style:text-properties fo:font-variant="normal" fo:text-transform="none" fo:color="#333333" style:font-name="Helvetica" fo:font-size="14.25pt" fo:letter-spacing="normal" fo:font-style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4d6987" style:font-name="Garamond" fo:font-size="14pt" style:font-name-asian="Garamond" style:font-size-asian="14pt" style:font-name-complex="Garamond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 Maven Project in Jenkins</text:p>
      <text:p text:style-name="Standard"/>
      <text:p text:style-name="Standard"/>
      <text:list xml:id="list7618457431809360759" text:style-name="L1">
        <text:list-item>
          <text:p text:style-name="P1">Go to jenkins-&gt;Manage Jenkins-&gt;Configure System-&gt; <text:span text:style-name="T2">Global properties</text:span> -&gt;<text:span text:style-name="T3">Environment variables</text:span></text:p>
          <text:p text:style-name="P1">set Name: Java_Home</text:p>
          <text:p text:style-name="P1">value-&gt;C:\Program Files\Java\jdk1.8.0_151\bin</text:p>
        </text:list-item>
        <text:list-item>
          <text:p text:style-name="P1">Go to jenkins-&gt;<text:span text:style-name="T4">Global Tool Configuration</text:span>-&gt;<text:span text:style-name="T2">JDK</text:span> -&gt;</text:p>
          <text:p text:style-name="P1">set Name: Java_Home</text:p>
          <text:p text:style-name="P1">value: C:\Program Files\Java\jdk1.8.0_151</text:p>
        </text:list-item>
        <text:list-item>
          <text:p text:style-name="P1"/>
        </text:list-item>
        <text:list-item>
          <text:p text:style-name="P1">Go to jenkins-&gt;<text:span text:style-name="T4">Global Tool Configuration</text:span>-&gt;Maven - <text:s/></text:p>
          <text:p text:style-name="P1">MAVEN_HOME</text:p>
          <text:p text:style-name="P1">E:\SOFTWARES\apache-maven-3.6.0-bin (before bin till folder name)</text:p>
        </text:list-item>
        <text:list-item>
          <text:p text:style-name="P1">Create New Item-&gt; Maven project</text:p>
        </text:list-item>
      </text:list>
      <text:p text:style-name="Standard"/>
      <text:list xml:id="list31407502" text:continue-numbering="true" text:style-name="L1">
        <text:list-item>
          <text:p text:style-name="P1">project-&gt;configure-&gt;Build-&gt;Advance-&gt; checked <text:s/>this option “<text:span text:style-name="T3">Resolve Dependencies during Pom parsing”</text:span> </text:p>
        </text:list-item>
        <text:list-item>
          <text:p text:style-name="P3">select '<text:span text:style-name="T1">Use custom workspace</text:span> '-&gt;Directory path(project path) (D:\TECHNOLOGIES\SQA\Selenium3\TestUsingMavenProject)</text:p>
        </text:list-item>
        <text:list-item>
          <text:p text:style-name="P3">under <text:span text:style-name="T5">Build</text:span> -&gt;<text:span text:style-name="T1">Root POM</text:span> -&gt;pom.xml <text:s/>(or full pom.xml path)</text:p>
        </text:list-item>
        <text:list-item>
          <text:p text:style-name="P3"><text:span text:style-name="T1">Goals and options</text:span> <text:s/>→ clean compile test</text:p>
        </text:list-item>
        <text:list-item>
          <text:p text:style-name="P3">Save → build now</text:p>
        </text:list-item>
      </text:list>
      <text:p text:style-name="P2"/>
      <text:p text:style-name="P5">Deploy Project on Github ussing Git</text:p>
      <text:p text:style-name="P2"/>
      <text:list xml:id="list7265335966750955441" text:style-name="L2">
        <text:list-item>
          <text:p text:style-name="P4">Create any JAVA file</text:p>
        </text:list-item>
        <text:list-item>
          <text:p text:style-name="P4">Create new repository on Github</text:p>
        </text:list-item>
        <text:list-item>
          <text:p text:style-name="P4">Open Guit bash</text:p>
        </text:list-item>
        <text:list-item>
          <text:p text:style-name="P4">Run all commands</text:p>
        </text:list-item>
      </text:list>
      <text:p text:style-name="P2"/>
      <text:p text:style-name="P5">RUN GitHub project in Jenklins</text:p>
      <text:p text:style-name="Standard"><text:span text:style-name="T7"/></text:p>
      <text:p text:style-name="Standard"><text:span text:style-name="T7"/></text:p>
      <text:list xml:id="list9170783276695903467" text:style-name="L3">
        <text:list-item>
          <text:p text:style-name="P6">Configure Jenkin job.</text:p>
        </text:list-item>
        <text:list-item>
          <text:p text:style-name="P6">Check whether there is Github plugin or not.</text:p>
        </text:list-item>
        <text:list-item>
          <text:p text:style-name="P6">Go to “Manage Jenkins-&gt;Manage Plugins”.</text:p>
        </text:list-item>
        <text:list-item>
          <text:p text:style-name="P6">Search for Git plugin and install.</text:p>
        </text:list-item>
        <text:list-item>
          <text:p text:style-name="P6">Open Project whatever you created earlier.</text:p>
        </text:list-item>
        <text:list-item>
          <text:p text:style-name="P6">Click on Configure</text:p>
        </text:list-item>
        <text:list-item>
          <text:p text:style-name="P6">SCM -&gt;Select Git option</text:p>
        </text:list-item>
        <text:list-item>
          <text:p text:style-name="P8"><text:span text:style-name="T7">Add the <text:s/>Repository U</text:span>rl</text:p>
        </text:list-item>
        <text:list-item>
          <text:p text:style-name="P6">Step 6:</text:p>
        </text:list-item>
        <text:list-item>
          <text:p text:style-name="P6">Trigger the Build</text:p>
        </text:list-item>
        <text:list-item>
          <text:p text:style-name="P6">Select Poll SCM under Build Triggers</text:p>
        </text:list-item>
        <text:list-item>
          <text:p text:style-name="P6"><text:span text:style-name="T8">Give cron Expression that how often and at what interval you want the particular job to check the <text:s/>source code repository to check for the changes.</text:span><text:tab/></text:p>
        </text:list-item>
        <text:list-item>
          <text:p text:style-name="P6">Give any Expression that checks the repository accordingly.</text:p>
        </text:list-item>
        <text:list-item>
          <text:p text:style-name="P6">Expressions Examples:</text:p>
        </text:list-item>
        <text:list-item>
          <text:p text:style-name="P6"><text:soft-page-break/># every fifteen minutes (perhaps at :07, :22, :37, :52)</text:p>
        </text:list-item>
        <text:list-item>
          <text:p text:style-name="P6">H/15 * * * *</text:p>
        </text:list-item>
        <text:list-item>
          <text:p text:style-name="P6"># every ten minutes in the first half of every hour (three times, perhaps at :04, :14, :24)</text:p>
        </text:list-item>
        <text:list-item>
          <text:p text:style-name="P6">H(0-29)/10 * * * *</text:p>
        </text:list-item>
        <text:list-item>
          <text:p text:style-name="P6"># once every two hours at 45 minutes past the hour starting at 9:45 AM and finishing at 3:45 PM every weekday.</text:p>
        </text:list-item>
        <text:list-item>
          <text:p text:style-name="P6">45 9-16/2 * * 1-5</text:p>
        </text:list-item>
        <text:list-item>
          <text:p text:style-name="P6"># once in every two hours slot between 9 AM and 5 PM every weekday (perhaps at 10:38 AM, 12:38 PM, 2:38 PM, 4:38 PM)</text:p>
        </text:list-item>
        <text:list-item>
          <text:p text:style-name="P6">H H(9-16)/2 * * 1-5</text:p>
        </text:list-item>
        <text:list-item>
          <text:p text:style-name="P6"># once a day on the 1st and 15th of every month except December</text:p>
        </text:list-item>
        <text:list-item>
          <text:p text:style-name="P6">H H 1,15 1-11 *</text:p>
        </text:list-item>
        <text:list-item>
          <text:p text:style-name="P6">Step 7: Click on Apply and Save</text:p>
          <text:p text:style-name="P6"/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Mangal2" svg:font-family="Mangal"/>
    <style:font-face style:name="Mangal" svg:font-family="Mangal" style:font-pitch="variable"/>
    <style:font-face style:name="Courier New" svg:font-family="'Courier New'" style:font-family-generic="moder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2161in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728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299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862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429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paragraph">
      <style:paragraph-properties style:text-autospace="none"/>
    </style:style>
    <style:style style:name="Intense_20_Reference" style:display-name="Intense Reference" style:family="paragraph">
      <style:paragraph-properties style:text-autospace="none"/>
      <style:text-properties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Normal_20__28_Web_29_" style:display-name="Normal (Web)" style:family="paragraph">
      <style:paragraph-properties fo:margin-top="0.122in" fo:margin-bottom="0.122in" style:line-height-at-least="0.2154in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ListLabel_20_1" style:display-name="ListLabel 1" style:family="paragraph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paragraph">
      <style:paragraph-properties style:text-autospace="none"/>
      <style:text-properties fo:color="#000000" fo:font-weight="bold" style:font-weight-asian="bold" style:font-weight-complex="bold"/>
    </style:style>
    <style:style style:name="ListLabel_20_3" style:display-name="ListLabel 3" style:family="paragraph">
      <style:paragraph-properties style:text-autospace="none"/>
      <style:text-properties style:font-name="Courier New" style:font-name-asian="Courier New" style:font-name-complex="Courier New"/>
    </style:style>
    <style:style style:name="List_20_Paragraph" style:display-name="List Paragraph" style:family="paragraph">
      <style:paragraph-properties fo:margin-left="0.8819in" fo:margin-right="0in" fo:text-indent="0in" style:auto-text-indent="false" style:text-autospace="none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o_20_Spacing" style:display-name="No Spacing" style:family="paragraph">
      <style:paragraph-properties fo:margin-top="0in" fo:margin-bottom="0in" style:line-height-at-least="0.2154in" fo:text-align="start" style:justify-single-word="false" style:text-autospace="none" style:writing-mode="lr-tb"/>
      <style:text-properties style:use-window-font-color="true" fo:font-size="12pt" style:font-size-asian="12pt" style:font-size-complex="12pt"/>
    </style:style>
    <style:style style:name="Master1-Layout2-cust-5_5f_Title-Slide_7e_LT_7e_Gliederung_20_1" style:display-name="Master1-Layout2-cust-5_Title-Slide~LT~Gliederung 1" style:family="paragraph">
      <style:paragraph-properties fo:margin-left="0in" fo:margin-right="0in" fo:margin-top="0in" fo:margin-bottom="0.2161in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Master1-Layout2-cust-5_5f_Title-Slide_7e_LT_7e_Gliederung_20_2" style:display-name="Master1-Layout2-cust-5_Title-Slide~LT~Gliederung 2" style:family="paragraph" style:parent-style-name="Default_7e_LT_7e_Gliederung_20_1">
      <style:paragraph-properties fo:margin-left="0in" fo:margin-right="0in" fo:margin-top="0in" fo:margin-bottom="0.1728in" fo:text-indent="0in" style:auto-text-indent="false"/>
      <style:text-properties fo:font-size="28pt" style:font-size-asian="28pt" style:font-size-complex="28pt"/>
    </style:style>
    <style:style style:name="Master1-Layout2-cust-5_5f_Title-Slide_7e_LT_7e_Gliederung_20_3" style:display-name="Master1-Layout2-cust-5_Title-Slide~LT~Gliederung 3" style:family="paragraph" style:parent-style-name="Default_7e_LT_7e_Gliederung_20_2">
      <style:paragraph-properties fo:margin-left="0in" fo:margin-right="0in" fo:margin-top="0in" fo:margin-bottom="0.1299in" fo:text-indent="0in" style:auto-text-indent="false"/>
      <style:text-properties fo:font-size="24pt" style:font-size-asian="24pt" style:font-size-complex="24pt"/>
    </style:style>
    <style:style style:name="Master1-Layout2-cust-5_5f_Title-Slide_7e_LT_7e_Gliederung_20_4" style:display-name="Master1-Layout2-cust-5_Title-Slide~LT~Gliederung 4" style:family="paragraph" style:parent-style-name="Default_7e_LT_7e_Gliederung_20_3">
      <style:paragraph-properties fo:margin-left="0in" fo:margin-right="0in" fo:margin-top="0in" fo:margin-bottom="0.0862in" fo:text-indent="0in" style:auto-text-indent="false"/>
      <style:text-properties fo:font-size="20pt" style:font-size-asian="20pt" style:font-size-complex="20pt"/>
    </style:style>
    <style:style style:name="Master1-Layout2-cust-5_5f_Title-Slide_7e_LT_7e_Gliederung_20_5" style:display-name="Master1-Layout2-cust-5_Title-Slide~LT~Gliederung 5" style:family="paragraph" style:parent-style-name="Default_7e_LT_7e_Gliederung_20_4">
      <style:paragraph-properties fo:margin-left="0in" fo:margin-right="0in" fo:margin-top="0in" fo:margin-bottom="0.0429in" fo:text-indent="0in" style:auto-text-indent="false"/>
    </style:style>
    <style:style style:name="Master1-Layout2-cust-5_5f_Title-Slide_7e_LT_7e_Gliederung_20_6" style:display-name="Master1-Layout2-cust-5_Title-Slide~LT~Gliederung 6" style:family="paragraph" style:parent-style-name="Default_7e_LT_7e_Gliederung_20_5">
      <style:paragraph-properties fo:margin-left="0in" fo:margin-right="0in" fo:margin-top="0in" fo:margin-bottom="0.0429in" fo:text-indent="0in" style:auto-text-indent="false"/>
    </style:style>
    <style:style style:name="Master1-Layout2-cust-5_5f_Title-Slide_7e_LT_7e_Gliederung_20_7" style:display-name="Master1-Layout2-cust-5_Title-Slide~LT~Gliederung 7" style:family="paragraph" style:parent-style-name="Default_7e_LT_7e_Gliederung_20_6">
      <style:paragraph-properties fo:margin-left="0in" fo:margin-right="0in" fo:margin-top="0in" fo:margin-bottom="0.0429in" fo:text-indent="0in" style:auto-text-indent="false"/>
    </style:style>
    <style:style style:name="Master1-Layout2-cust-5_5f_Title-Slide_7e_LT_7e_Gliederung_20_8" style:display-name="Master1-Layout2-cust-5_Title-Slide~LT~Gliederung 8" style:family="paragraph" style:parent-style-name="Default_7e_LT_7e_Gliederung_20_7">
      <style:paragraph-properties fo:margin-left="0in" fo:margin-right="0in" fo:margin-top="0in" fo:margin-bottom="0.0429in" fo:text-indent="0in" style:auto-text-indent="false"/>
    </style:style>
    <style:style style:name="Master1-Layout2-cust-5_5f_Title-Slide_7e_LT_7e_Gliederung_20_9" style:display-name="Master1-Layout2-cust-5_Title-Slide~LT~Gliederung 9" style:family="paragraph" style:parent-style-name="Default_7e_LT_7e_Gliederung_20_8">
      <style:paragraph-properties fo:margin-left="0in" fo:margin-right="0in" fo:margin-top="0in" fo:margin-bottom="0.0429in" fo:text-indent="0in" style:auto-text-indent="false"/>
    </style:style>
    <style:style style:name="Master1-Layout2-cust-5_5f_Title-Slide_7e_LT_7e_Titel" style:display-name="Master1-Layout2-cust-5_Title-Slid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Master1-Layout2-cust-5_5f_Title-Slide_7e_LT_7e_Untertitel" style:display-name="Master1-Layout2-cust-5_Title-Slide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Master1-Layout2-cust-5_5f_Title-Slide_7e_LT_7e_Notizen" style:display-name="Master1-Layout2-cust-5_Title-Slid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Master1-Layout2-cust-5_5f_Title-Slide_7e_LT_7e_Hintergrundobjekte" style:display-name="Master1-Layout2-cust-5_Title-Slide~LT~Hintergrundobjekte" style:family="paragraph">
      <style:paragraph-properties style:text-autospace="none"/>
      <style:text-properties style:letter-kerning="true"/>
    </style:style>
    <style:style style:name="Master1-Layout2-cust-5_5f_Title-Slide_7e_LT_7e_Hintergrund" style:display-name="Master1-Layout2-cust-5_Title-Slide~LT~Hintergrund" style:family="paragraph">
      <style:paragraph-properties style:text-autospace="none"/>
      <style:text-properties style:letter-kerning="tru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7T14:22:13.69</meta:creation-date>
    <dc:date>2019-02-27T11:21:49.81</dc:date>
    <meta:editing-duration>PT1H19M19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47" meta:word-count="357" meta:character-count="2093"/>
  </office:meta>
</office:document-meta>
</file>